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10.2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11.982cm"/>
    </style:style>
    <style:style style:name="co7" style:family="table-column">
      <style:table-column-properties fo:break-before="auto" style:column-width="4.87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BI_PC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ample Platform/Distributo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zr1</text:p>
          </table:table-cell>
          <table:table-cell office:value-type="string" calcext:value-type="string">
            <text:p>Buzzer_TDK_PS1240P02BT_D12.2mm_H6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<text:a xlink:href="https://at.rs-online.com/web/p/piezo-signalgeber/5168268" xlink:type="simple">https://at.rs-online.com/web/p/piezo-signalgeber/5168268</text:a>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8,J7,J6,J5,J4,J3,J2,J1</text:p>
          </table:table-cell>
          <table:table-cell office:value-type="string" calcext:value-type="string">
            <text:p>FC68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dioJack3_Groun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8,D7,D6,D5,D4,D3,D2,D1</text:p>
          </table:table-cell>
          <table:table-cell office:value-type="string" calcext:value-type="string">
            <text:p>D_DO-201AE_P12.70mm_Horizo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6KE6.8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,R3,R5,R6,R7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,R2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k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ro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Micro</text:p>
          </table:table-cell>
          <table:table-cell office:value-type="string" calcext:value-type="string">
            <text:p>AZDelivery</text:p>
          </table:table-cell>
          <table:table-cell office:value-type="string" calcext:value-type="string">
            <text:p><text:a xlink:href="https://www.reichelt.at/at/de/arduino-mikrocontroller-atmega32u4-usb-ard-pro-micro-p330660.html?PROVID=2807&amp;gad_source=1&amp;gclid=CjwKCAjwzN-vBhAkEiwAYiO7oMjBBkMa6OJSkajB1VLxfRn1qkLCcwW2TBgqHvm6RngyuSUEuDFlHBoCugAQAvD_BwE" xlink:type="simple">https://www.reichelt.at/at/de/arduino-mikrocontroller-atmega32u4-usb-ard-pro-micro-p330660.html?PROVID=2807&amp;gad_source=1&amp;gclid=CjwKCAjwzN-vBhAkEiwAYiO7oMjBBkMa6OJSkajB1VLxfRn1qkLCcwW2TBgqHvm6RngyuSUEuDFlHBoCugAQAvD_BwE</text:a>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SD1306 OLED 0.91“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az-delivery.de/products/0-91-zoll-i2c-oled-display" xlink:type="simple">https://www.az-delivery.de/products/0-91-zoll-i2c-oled-display</text:a>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/200R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J10</text:p>
          </table:table-cell>
          <table:table-cell table:style-name="ce1" office:value-type="string" calcext:value-type="string">
            <text:p>PinHeader_1x03_P2.54mm_Verti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3_Male</text:p>
          </table:table-cell>
          <table:table-cell table:style-name="ce1" table:number-columns-repeated="2"/>
          <table:table-cell/>
          <table:table-cell table:style-name="ce1"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3x10mm sunk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x1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x WS2812 Neopixel (cut from stri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28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<text:a xlink:href="https://github.com/asterics/FABI/tree/master/hardware/PCB" xlink:type="simple">https://github.com/asterics/FABI/tree/master/hardware/PCB</text:a></text:p>
          </table:table-cell>
          <table:table-cell office:value-type="string" calcext:value-type="string">
            <text:p>Aisler (<text:a xlink:href="https://aisler.net/" xlink:type="simple">https://aisler.net/</text:a>) or other manufactur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D printe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_PCB_Bottom.stl, FABI_PCB_Top.stl</text:p>
          </table:table-cell>
          <table:table-cell office:value-type="string" calcext:value-type="string">
            <text:p><text:a xlink:href="https://github.com/asterics/FABI/tree/master/Case%20Designs/FABI_PCB" xlink:type="simple">https://github.com/asterics/FABI/tree/master/Case%20Designs/FABI_PCB</text:a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uetooth Add-On PCB (SMD, to be manufactured extr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ithub.com/asterics/esp32_mouse_keyboard" xlink:type="simple">https://github.com/asterics/esp32_mouse_keyboard</text:a></text:p>
          </table:table-cell>
          <table:table-cell office:value-type="string" calcext:value-type="string">
            <text:p><text:a xlink:href="mailto:office@asterics-foundation.org" xlink:type="simple">office@asterics-foundation.org</text:a>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8T14:46:37.716508679</dc:date>
    <meta:editing-duration>PT3H22M4S</meta:editing-duration>
    <meta:editing-cycles>6</meta:editing-cycles>
    <meta:document-statistic meta:table-count="1" meta:cell-count="88" meta:object-count="0"/>
  </office:meta>
</office:document-meta>
</file>